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091in"/>
    </style:style>
    <style:style style:name="co2" style:family="table-column">
      <style:table-column-properties fo:break-before="auto" style:column-width="0.828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1022" table:default-cell-style-name="Excel_20_Built-in_20_Normal"/>
        <table:table-column table:style-name="co2" table:default-cell-style-name="Default"/>
        <table:table-row table:style-name="ro1">
          <table:table-cell table:style-name="ce1" office:value-type="string">
            <text:p>Ion Baragan (Giovanni)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BȊRCEA Rozeta 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ȊRVU Vasile 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BENȚOI Paul 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UŞI Florin-Dan 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UŞI Gabriel-Ion 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KUČERÁK Michal 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ĂCURARU Raimond-Daniel 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ĂCURARU Călinut 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ĂCURARU Mihai 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ARIN Nataşa-Mădălina 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LIȚĂ Adrian-Daniel 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PĂCURARU Gabriela </text:p>
          </table:table-cell>
          <table:table-cell table:number-columns-repeated="1023"/>
        </table:table-row>
        <table:table-row table:style-name="ro2" table:number-rows-repeated="4">
          <table:table-cell table:style-name="ce1"/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5">
          <table:table-cell table:style-name="ce1"/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6">
          <table:table-cell table:style-name="ce3"/>
          <table:table-cell table:style-name="ce4"/>
          <table:table-cell table:number-columns-repeated="1022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2" table:print="false">
        <table:table-column table:style-name="co2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3" table:print="false">
        <table:table-column table:style-name="co2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3/21/2016</text:date>, <text:time>14:07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1T14:07:46.96</dc:date>
    <meta:document-statistic meta:table-count="3" meta:cell-count="13" meta:object-count="0"/>
    <meta:generator>OpenOffice/4.1.2$Win32 OpenOffice.org_project/412m3$Build-9782</meta:generator>
  </office:meta>
</office:document-meta>
</file>